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58cm" style:rel-column-width="713*"/>
    </style:style>
    <style:style style:name="表1.B" style:family="table-column">
      <style:table-column-properties style:column-width="10.075cm" style:rel-column-width="5712*"/>
    </style:style>
    <style:style style:name="表1.C" style:family="table-column">
      <style:table-column-properties style:column-width="5.667cm" style:rel-column-width="3213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none" fo:border-right="none" fo:border-top="0.002cm solid #000000" fo:border-bottom="0.002cm solid #000000"/>
    </style:style>
    <style:style style:name="表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none" fo:border-right="none" fo:border-top="none" fo:border-bottom="0.002cm solid #000000"/>
    </style:style>
    <style:style style:name="表1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10" style:family="paragraph" style:parent-style-name="Standard">
      <style:text-properties style:font-name="Verdana" fo:font-size="14pt" style:font-name-asian="Arial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12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13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4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6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2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20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1" style:family="paragraph" style:parent-style-name="Standard">
      <style:paragraph-properties fo:line-height="150%"/>
      <style:text-properties style:font-name="Verdana" fo:font-size="14pt" style:font-name-asian="Arial" style:font-size-asian="14pt" style:language-asian="ja" style:country-asian="JP" style:font-size-complex="14pt"/>
    </style:style>
    <style:style style:name="P22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/>
      <text:p text:style-name="P3">---------------------------------------------------------------------------</text:p>
      <text:p text:style-name="P3"/>
      <text:p text:style-name="P15"/>
      <text:p text:style-name="P3">---------------------------------------------------------------------------</text:p>
      <text:p text:style-name="P5">res free# JVEMV6 37#21_1 / 37. miscs / 21. math&amp;physics / XXXX</text:p>
      <text:p text:style-name="P7"/>
      <text:p text:style-name="P7">[do]</text:p>
      <text:list xml:id="list4431509016137313118" text:style-name="L1">
        <text:list-item>
          <text:p text:style-name="P16"><text:a xlink:type="simple" xlink:href="http://courses.theophys.kth.se/5A1305/Green.pdf" text:style-name="Internet_20_link" text:visited-style-name="Visited_20_Internet_20_Link">http://courses.theophys.kth.se/5A1305/Green.pdf</text:a> </text:p>
        </text:list-item>
      </text:list>
      <text:p text:style-name="P7"/>
      <text:p text:style-name="P7"/>
      <text:p text:style-name="P7">[next]</text:p>
      <text:list xml:id="list1806073842453306930" text:style-name="L2">
        <text:list-item>
          <text:p text:style-name="P17"><text:a xlink:type="simple" xlink:href="http://courses.theophys.kth.se/5A1305/Green.pdf" text:style-name="Internet_20_link" text:visited-style-name="Visited_20_Internet_20_Link">http://courses.theophys.kth.se/5A1305/Green.pdf</text:a> </text:p>
          <text:list>
            <text:list-item>
              <text:p text:style-name="P17">“ and thus we should”</text:p>
            </text:list-item>
          </text:list>
        </text:list-item>
      </text:list>
      <text:p text:style-name="P7"/>
      <text:p text:style-name="P7"/>
      <text:p text:style-name="P7">[<text:span text:style-name="T2">/ 20191231_134558</text:span>]</text:p>
      <text:p text:style-name="P7"/>
      <text:p text:style-name="P15">@@@</text:p>
      <text:p text:style-name="P7"/>
      <text:p text:style-name="P7"/>
      <text:p text:style-name="P3"><text:span text:style-name="T4">1</text:span>---------------------------------------------------------------------------</text:p>
      <text:p text:style-name="P5">res free# JVEMV6 37#21_X<text:tab/>X / 37. miscs / 21. math&amp;physics / XXXX</text:p>
      <text:p text:style-name="P7"/>
      <text:p text:style-name="P7">[do]</text:p>
      <text:list xml:id="list27669523" text:continue-list="list4431509016137313118" text:style-name="L1">
        <text:list-item>
          <text:p text:style-name="P16"/>
        </text:list-item>
      </text:list>
      <text:p text:style-name="P7"/>
      <text:p text:style-name="P7">[next]</text:p>
      <text:list xml:id="list6182651565045306711" text:style-name="L3">
        <text:list-item>
          <text:p text:style-name="P18"/>
        </text:list-item>
      </text:list>
      <text:p text:style-name="P7"/>
      <text:p text:style-name="P7"/>
      <text:p text:style-name="P7"/>
      <text:p text:style-name="P7">[<text:span text:style-name="T2">/ XXX</text:span>]</text:p>
      <text:p text:style-name="P7"/>
      <text:p text:style-name="P7"/>
      <text:p text:style-name="P6"/>
      <text:p text:style-name="P9"/>
      <text:p text:style-name="P4">----------------------------------------------- [TEMPLATE] 20191203_084752</text:p>
      <text:p text:style-name="P3"><text:soft-page-break/>---------------------------------------------------------------------------</text:p>
      <text:p text:style-name="P5">res free# JVEMV6 37#21_XX / 37. miscs / 21. math&amp;physics / XXXX</text:p>
      <text:p text:style-name="P7"/>
      <text:p text:style-name="P7">[do]</text:p>
      <text:list xml:id="list27646476" text:continue-list="list27669523" text:style-name="L1">
        <text:list-item>
          <text:p text:style-name="P16"/>
        </text:list-item>
      </text:list>
      <text:p text:style-name="P7"/>
      <text:p text:style-name="P7">[next]</text:p>
      <text:list xml:id="list6737902194975119259" text:style-name="L4">
        <text:list-item>
          <text:p text:style-name="P19"/>
        </text:list-item>
      </text:list>
      <text:p text:style-name="P7"/>
      <text:p text:style-name="P7"/>
      <text:p text:style-name="P7"/>
      <text:p text:style-name="P7">[<text:span text:style-name="T2">/ XXX</text:span>]</text:p>
      <text:p text:style-name="P7"/>
      <text:p text:style-name="P7"/>
      <text:p text:style-name="P7"/>
      <text:p text:style-name="P7"/>
      <text:p text:style-name="P7"/>
      <text:p text:style-name="P6">/ <text:span text:style-name="T1">----------------------------------------------- [TEMPLATE] 20191203_084752 /</text:span></text:p>
      <text:p text:style-name="P9"/>
      <text:p text:style-name="P21">------------------------------- [projects] 20200515_063241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">1</text:p>
          </table:table-cell>
          <table:table-cell table:style-name="表1.B1" office:value-type="string">
            <text:p text:style-name="P1">Green's function</text:p>
          </table:table-cell>
          <table:table-cell table:style-name="表1.C1" office:value-type="string">
            <text:p text:style-name="P1"/>
          </table:table-cell>
        </table:table-row>
        <table:table-row>
          <table:table-cell table:style-name="表1.A2" office:value-type="float" office:value="2">
            <text:p text:style-name="P1">2</text:p>
          </table:table-cell>
          <table:table-cell table:style-name="表1.B2" office:value-type="string">
            <text:p text:style-name="P1">cosmological constant (cc) </text:p>
          </table:table-cell>
          <table:table-cell table:style-name="表1.C2" office:value-type="string">
            <text:p text:style-name="P1"/>
          </table:table-cell>
        </table:table-row>
        <table:table-row>
          <table:table-cell table:style-name="表1.A2" office:value-type="float" office:value="3">
            <text:p text:style-name="P1">3</text:p>
          </table:table-cell>
          <table:table-cell table:style-name="表1.B2" office:value-type="string">
            <text:p text:style-name="P1">matrix-mechanics</text:p>
          </table:table-cell>
          <table:table-cell table:style-name="表1.C2" office:value-type="string">
            <text:p text:style-name="P1"/>
          </table:table-cell>
        </table:table-row>
        <table:table-row>
          <table:table-cell table:style-name="表1.A2" office:value-type="float" office:value="4">
            <text:p text:style-name="P1">4</text:p>
          </table:table-cell>
          <table:table-cell table:style-name="表1.B2" office:value-type="string">
            <text:p text:style-name="P1"/>
          </table:table-cell>
          <table:table-cell table:style-name="表1.C2" office:value-type="string">
            <text:p text:style-name="P1"/>
          </table:table-cell>
        </table:table-row>
      </table:table>
      <text:p text:style-name="P21">/ ------------------------------- [projects] 20200515_063241 /</text:p>
      <text:p text:style-name="P9"/>
      <text:p text:style-name="P9"/>
      <text:p text:style-name="P11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">C:\WORKS_2\a &amp;&amp; r oj &amp;&amp; g a . &amp;&amp; git commit -m "(res : JVE : misc : 21. math&amp;physics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p text:style-name="P10"/>
      <text:p text:style-name="P12">/ --------------------------- [STEPS : closing] 20191209_102847 /</text:p>
      <text:p text:style-name="P14"/>
      <text:p text:style-name="P12">------------------------------------- [DOCS] 20191216_073814</text:p>
      <text:p text:style-name="P12"/>
      <table:table table:name="表2" table:style-name="表2">
        <table:table-column table:style-name="表2.A"/>
        <table:table-row>
          <table:table-cell table:style-name="表2.A1" office:value-type="string">
            <text:p text:style-name="P13">C:\WORKS_2\WS\WS_Others.JVEMV6\JVEMV6\37_miscs\20_<text:soft-page-break/>philosophy\log_JVE_37-20.[philosophy].[docs].odt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p text:style-name="P14"/>
      <text:p text:style-name="P14">/ <text:span text:style-name="T3">------------------------------------- [DOCS] 20191216_073814 /</text:span></text:p>
      <text:p text:style-name="P14"/>
      <text:p text:style-name="P6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5T07:44:21.09</dc:date>
    <dc:creator>iwabuchi ken</dc:creator>
    <meta:editing-duration>PT1H40M9S</meta:editing-duration>
    <meta:editing-cycles>3</meta:editing-cycles>
    <meta:generator>OpenOffice/4.1.3$Win32 OpenOffice.org_project/413m1$Build-9783</meta:generator>
    <meta:document-statistic meta:table-count="3" meta:image-count="0" meta:object-count="0" meta:page-count="3" meta:paragraph-count="38" meta:word-count="143" meta:character-count="1553"/>
  </office:meta>
</office:document-meta>
</file>